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Times New Roman1" svg:font-family="'Times New Roman', serif"/>
    <style:font-face style:name="Cambria1" svg:font-family="Cambria" style:font-family-generic="roman"/>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paragraph-properties fo:orphans="2" fo:widows="2"/>
      <style:text-properties style:font-name="Calibri1" fo:language="pl" fo:country="PL"/>
    </style:style>
    <style:style style:name="P13" style:family="paragraph" style:parent-style-name="Text_20_body">
      <style:text-properties style:font-name="Calibri" fo:language="pl" fo:country="PL"/>
    </style:style>
    <style:style style:name="P14" style:family="paragraph" style:parent-style-name="Text_20_body">
      <style:paragraph-properties fo:margin-left="0cm" fo:margin-right="0cm" fo:orphans="2" fo:widows="2" fo:text-indent="1.251cm" style:auto-text-indent="false"/>
      <style:text-properties style:font-name="Calibri1"/>
    </style:style>
    <style:style style:name="P15" style:family="paragraph" style:parent-style-name="Heading" style:master-page-name="MP0">
      <style:paragraph-properties style:page-number="auto" fo:break-before="page"/>
      <style:text-properties fo:language="pl" fo:country="PL"/>
    </style:style>
    <style:style style:name="P16" style:family="paragraph" style:parent-style-name="Überschrift_20_2">
      <style:text-properties fo:language="pl" fo:country="PL"/>
    </style:style>
    <style:style style:name="P17" style:family="paragraph" style:parent-style-name="Überschrift_20_2">
      <style:text-properties style:font-name="Calibri" fo:language="pl" fo:country="PL"/>
    </style:style>
    <style:style style:name="P18" style:family="paragraph" style:parent-style-name="Überschrift_20_2">
      <style:text-properties style:font-name="Calibri"/>
    </style:style>
    <style:style style:name="P19" style:family="paragraph" style:parent-style-name="Dialog" style:list-style-name="L1">
      <style:paragraph-properties fo:orphans="2" fo:widows="2"/>
      <style:text-properties fo:language="pl" fo:country="PL"/>
    </style:style>
    <style:style style:name="P20" style:family="paragraph" style:parent-style-name="Dialog" style:list-style-name="L2">
      <style:text-properties style:font-name="Calibri1"/>
    </style:style>
    <style:style style:name="P21" style:family="paragraph" style:parent-style-name="Dialog" style:list-style-name="L3">
      <style:text-properties style:font-name="Calibri1"/>
    </style:style>
    <style:style style:name="P22" style:family="paragraph" style:parent-style-name="Dialog" style:list-style-name="L4">
      <style:text-properties fo:background-color="transparent"/>
    </style:style>
    <style:style style:name="P23" style:family="paragraph" style:parent-style-name="Text_20_body">
      <style:text-properties style:font-name="Calibri1"/>
    </style:style>
    <style:style style:name="P24" style:family="paragraph" style:parent-style-name="Text_20_body">
      <style:text-properties style:font-name="Calibri1" fo:language="pl" fo:country="PL"/>
    </style:style>
    <style:style style:name="P25" style:family="paragraph" style:parent-style-name="Text_20_body">
      <style:text-properties fo:language="pl" fo:country="PL"/>
    </style:style>
    <style:style style:name="P26"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27"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fo:background-color="#ffff00"/>
    </style:style>
    <style:style style:name="T15" style:family="text">
      <style:text-properties style:font-name="Calibri1"/>
    </style:style>
    <style:style style:name="T16" style:family="text">
      <style:text-properties style:font-name="Calibri1" fo:language="pl" fo:country="PL"/>
    </style:style>
    <style:style style:name="T17" style:family="text">
      <style:text-properties style:font-name="Calibri1" fo:background-color="#ffff00"/>
    </style:style>
    <style:style style:name="T18" style:family="text">
      <style:text-properties style:font-name="Calibri1" fo:background-color="#ffff99"/>
    </style:style>
    <style:style style:name="T19" style:family="text">
      <style:text-properties fo:color="#000000" style:font-name="Calibri1" fo:font-size="14pt" fo:language="pl" fo:country="P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ynastia Sobieskich – tom II, „Pola Chwały”</text:p>
      <text:h text:style-name="P16"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4">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16"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17"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8"/>
      <text:h text:style-name="P17"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18"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24">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oft-page-break/><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8362112312078757672" text:style-name="L1">
        <text:list-header>
          <text:p text:style-name="P19">- To teraz wóz albo przewóz...</text:p>
        </text:list-header>
      </text:list>
      <text:p text:style-name="P12">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4">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2353976893138467470" text:style-name="L2">
        <text:list-header>
          <text:p text:style-name="P20"><text:soft-page-break/>-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wraz cała rota na koń siadać i przy bramie chocimskiej obozu zbierać się ma.</text:p>
      <text:p text:style-name="P11"><text:soft-page-break/>Zaraz tedy cała brygada dragońska Dönnemar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je<text:span text:style-name="T5">ź</text:span>d<text:span text:style-name="T5">ź</text:span>c<text:span text:style-name="T5">ó</text:span>w, zdecydowanie w ich stron<text:span text:style-name="T5">ę</text:span> l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Niewiele z tą informacją począć mógł Kapłan Pasza, zatem dalej z decyzjami zwlekał, na wojska nowe przez Dniestr się przeprawiające czekał, plany na rozmaite wypadki snuł, a na Tatarów wyrzekał.</text:span></text:p>
      <text:p text:style-name="P11"><text:span text:style-name="T5">Brygada dragonów Dönnemarcka zaś minęła spokojnie wyludnioną wieś Łastowce i doszła na swoje miejsce na prawym skrzydle wojsk polskich. Układanka Sobieskiego zaczynała nabierać kształtu.</text:span></text:p>
      <text:p text:style-name="P11"><text:span text:style-name="T5">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span></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husarską zbroję odziany, lecz wąs zachodnią modą noszący. </text:span><text:span text:style-name="T9">Opis Jabłonowskiego</text:span><text:span text:style-name="T5">. <text:s text:c="2"/></text:span></text:p>
      <text:list xml:id="list5296399655280294344" text:style-name="L4">
        <text:list-header>
          <text:p text:style-name="P22">-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22"><text:span text:style-name="T5">- A co z tymi tutaj?</text:span></text:p>
          <text:p text:style-name="P22"><text:span text:style-name="T5">- Znaczniejszych w pęta i do obozu pod Kamieńcem, resztę do diabła posłać.</text:span></text:p>
        </text:list-header>
      </text:list>
      <text:p text:style-name="P26">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text:soft-page-break/>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26"><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w pewnym sensie powielając koncept, jaki zastosował w bitwie pod Podhajcami w roku 1667r., aby zmusić przeciwnika do skanalizowania ataku w wąskim i ciasnym przesmyku, przez co działająca głównie w masie armia turecka musiała stracić swój impet. </text:span><text:span text:style-name="T18">Samą dolinę miały ryglować stojące w centrum siły Mikołaja Sieniawskiego, wzmocnione nowymi chorągwia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jakimi postawił de Maligne'go, w sumie prawie 6000 piechoty i spieszonej dragonii.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text:soft-page-break/>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text:soft-page-break/>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sipahów złamać wroga wreszcie musi?</text:p>
      <text:p text:style-name="P13">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24"><text:soft-page-break/>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4379075202716674378" text:style-name="L3">
        <text:list-item>
          <text:p text:style-name="P21">Ten atak na naszej prawej powstrzymać trzeba! Inaczej odetną środek!</text:p>
        </text:list-item>
        <text:list-item>
          <text:p text:style-name="P21">Nie mamy już czym ich powstrzymać!</text:p>
        </text:list-item>
        <text:list-item>
          <text:p text:style-name="P21">Tatarzy kontratakować muszą! Gdzie Selim?</text:p>
        </text:list-item>
        <text:list-item>
          <text:p text:style-name="P21">Tatarzy już uszli za Dniestr, powstrzymać zaś giaurów jedynie Żwaniec i nasz wczorajszy obóz może.</text:p>
        </text:list-item>
        <text:list-item>
          <text:p text:style-name="P21">Tak, niech zatem sipahowie Sary Husseina w środku jeszcze chwilę wytrzymają, zaś wszystkich janczarów do obozu pchnąć nam trzeba i do obrony przygotować... a kto tam z naszych w Żwańcu siedzi?</text:p>
        </text:list-item>
      </text:list>
      <text:p text:style-name="P8">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nieprzygotowanych przeprowadza</text:span><text:span text:style-name="T5">ć. Na przedpolu Żwańca Turek wystawił janczarów gwardii Kapłana Paszy, którzy najmniej z jego wojsk tego dnia użyci najmniej też zdemoralizowani byli. Odparto nawet kilka szarż polskiej jazd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Text_20_body"><text:span text:style-name="T10"/></text:p>
      <text:p text:style-name="P8">Zawarcie rozejmu</text:p>
      <text:p text:style-name="P8">Gromienie Kozaków</text:p>
      <text:p text:style-name="P8"/>
      <text:p text:style-name="P8"/>
      <text:p text:style-name="P8"/>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text:soft-page-break/></text:p>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Times New Roman1" svg:font-family="'Times New Roman', serif"/>
    <style:font-face style:name="Cambria1" svg:font-family="Cambria" style:font-family-generic="roman"/>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8-25T14:59:36.58</dc:date>
    <meta:editing-cycles>1035</meta:editing-cycles>
    <meta:editing-duration>PT14H12M9S</meta:editing-duration>
    <meta:document-statistic meta:table-count="0" meta:image-count="0" meta:object-count="0" meta:page-count="27" meta:paragraph-count="226" meta:word-count="13590" meta:character-count="9260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